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50b4c8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3" draw:master-page-name="Master1-Layout1-title-Title-Slide" presentation:presentation-page-layout-name="Master1-PPL1" draw:id="Slide-256">
        <draw:frame draw:id="id65" presentation:style-name="a387" draw:name="Title 1" svg:x="0.66in" svg:y="0.84259in" svg:width="11.79167in" svg:height="3.66667in" presentation:class="title" presentation:placeholder="false">
          <draw:text-box>
            <text:p text:style-name="a386" text:class-names="" text:cond-style-name=""><text:span text:style-name="a384" text:class-names="">ASDASD</text:span><text:span text:style-name="a385" text:class-names=""/></text:p>
          </draw:text-box>
          <svg:title/>
          <svg:desc/>
        </draw:frame>
        <draw:frame draw:id="id66" presentation:style-name="a391" draw:name="Subtitle 2" svg:x="0.73in" svg:y="4.6007in" svg:width="10.09208in" svg:height="1.8in" presentation:class="subtitle" presentation:placeholder="false">
          <draw:text-box>
            <text:p text:style-name="a390" text:class-names="" text:cond-style-name=""><text:span text:style-name="a388" text:class-names="">ASDASDASD</text:span><text:span text:style-name="a389" text:class-names=""/></text:p>
          </draw:text-box>
          <svg:title/>
          <svg:desc/>
        </draw:frame>
      </draw:page>
      <draw:page draw:name="Slide2" draw:style-name="a392" draw:master-page-name="Master1-Layout2-obj-Title-and-Content" presentation:presentation-page-layout-name="Master1-PPL2" draw:id="Slide-257">
        <draw:frame draw:id="id67" presentation:style-name="a396" draw:name="Title 1" svg:x="0.71875in" svg:y="0.5463in" svg:width="11.78125in" svg:height="1.81343in" presentation:class="title" presentation:placeholder="false">
          <draw:text-box>
            <text:p text:style-name="a395" text:class-names="" text:cond-style-name=""><text:span text:style-name="a393" text:class-names="">Pertanyaan</text:span><text:span text:style-name="a394" text:class-names=""><text:s text:c="1"/>1 : Pak Maulana</text:span></text:p>
          </draw:text-box>
          <svg:title/>
          <svg:desc/>
        </draw:frame>
        <draw:frame draw:id="id68" presentation:style-name="a571" draw:name="Content Placeholder 2" svg:x="0.74in" svg:y="2.2in" svg:width="11.76042in" svg:height="4.11875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397" text:class-names="">Mohon<text:s text:c="1"/></text:span><text:span text:style-name="a398" text:class-names="">Ijin</text:span><text:span text:style-name="a399" text:class-names=""><text:s text:c="1"/></text:span><text:span text:style-name="a400" text:class-names="">Bertanya</text:span><text:span text:style-name="a401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04" text:class-names=""><text:s text:c="1"/>1.<text:s text:c="1"/></text:span><text:span text:style-name="a405" text:class-names="">Lpg</text:span><text:span text:style-name="a406" text:class-names=""><text:s text:c="1"/>3 kg<text:s text:c="1"/></text:span><text:span text:style-name="a407" text:class-names="">subsidi</text:span><text:span text:style-name="a408" text:class-names=""><text:s text:c="1"/></text:span><text:span text:style-name="a409" text:class-names="">Adalah</text:span><text:span text:style-name="a410" text:class-names=""><text:s text:c="1"/>BKP<text:s text:c="1"/></text:span><text:span text:style-name="a411" text:class-names="">milik</text:span><text:span text:style-name="a412" text:class-names=""><text:s text:c="1"/></text:span><text:span text:style-name="a413" text:class-names="">Pemerintah</text:span><text:span text:style-name="a414" text:class-names=""><text:s text:c="1"/>/program<text:s text:c="1"/></text:span><text:span text:style-name="a415" text:class-names="">Pemerintah</text:span><text:span text:style-name="a416" text:class-names="">,<text:s text:c="1"/></text:span><text:span text:style-name="a417" text:class-names="">diatur</text:span><text:span text:style-name="a418" text:class-names=""><text:s text:c="1"/></text:span><text:span text:style-name="a419" text:class-names="">dalam</text:span><text:span text:style-name="a420" text:class-names=""><text:s text:c="1"/></text:span><text:span text:style-name="a421" text:class-names="">Pasal</text:span><text:span text:style-name="a422" text:class-names=""><text:s text:c="1"/>1<text:s text:c="1"/></text:span><text:span text:style-name="a423" text:class-names="">angka</text:span><text:span text:style-name="a424" text:class-names=""><text:s text:c="1"/>27 UU PPN<text:s text:c="1"/></text:span><text:span text:style-name="a425" text:class-names="">Nomor</text:span><text:span text:style-name="a426" text:class-names=""><text:s text:c="1"/>42<text:s text:c="1"/></text:span><text:span text:style-name="a427" text:class-names="">Tahun</text:span><text:span text:style-name="a428" text:class-names=""><text:s text:c="1"/>2009 BUMN dan <text:s text:c="1"/></text:span><text:span text:style-name="a429" text:class-names="">Bendahara</text:span><text:span text:style-name="a430" text:class-names=""><text:s text:c="1"/>Negara<text:s text:c="1"/></text:span><text:span text:style-name="a431" text:class-names="">sbg</text:span><text:span text:style-name="a432" text:class-names=""><text:s text:c="1"/></text:span><text:span text:style-name="a433" text:class-names="">pemungut</text:span><text:span text:style-name="a434" text:class-names=""><text:s text:c="1"/></text:span><text:span text:style-name="a435" text:class-names="">pajak</text:span><text:span text:style-name="a436" text:class-names="">.<text:s text:c="1"/></text:span><text:span text:style-name="a437" text:class-names="">Sejak</text:span><text:span text:style-name="a438" text:class-names=""><text:s text:c="1"/></text:span><text:span text:style-name="a439" text:class-names="">kapan</text:span><text:span text:style-name="a440" text:class-names=""><text:s text:c="1"/></text:span><text:span text:style-name="a441" text:class-names="">Agen</text:span><text:span text:style-name="a442" text:class-names=""><text:s text:c="1"/></text:span><text:span text:style-name="a443" text:class-names="">Lpg</text:span><text:span text:style-name="a444" text:class-names=""><text:s text:c="1"/>3 kg PSO<text:s text:c="1"/></text:span><text:span text:style-name="a445" text:class-names="">ditunjuk</text:span><text:span text:style-name="a446" text:class-names=""><text:s text:c="1"/></text:span><text:span text:style-name="a447" text:class-names="">sebagai</text:span><text:span text:style-name="a448" text:class-names=""><text:s text:c="1"/></text:span><text:span text:style-name="a449" text:class-names="">pemungut</text:span><text:span text:style-name="a450" text:class-names=""><text:s text:c="1"/>PPN BKP<text:s text:c="1"/></text:span><text:span text:style-name="a451" text:class-names="">Pemerintah</text:span><text:span text:style-name="a452" text:class-names=""><text:s text:c="1"/>?</text:span></text:p>
              </text:list-item>
            </text:list>
            <text:list text:style-name="a497">
              <text:list-item>
                <text:p text:style-name="a496" text:class-names="" text:cond-style-name=""><text:span text:style-name="a455" text:class-names="">2. Yang<text:s text:c="1"/></text:span><text:span text:style-name="a456" text:class-names="">dimaksud</text:span><text:span text:style-name="a457" text:class-names=""><text:s text:c="1"/></text:span><text:span text:style-name="a458" text:class-names="">bagian</text:span><text:span text:style-name="a459" text:class-names=""><text:s text:c="1"/></text:span><text:span text:style-name="a460" text:class-names="">harga</text:span><text:span text:style-name="a461" text:class-names=""><text:s text:c="1"/></text:span><text:span text:style-name="a462" text:class-names="">yg</text:span><text:span text:style-name="a463" text:class-names=""><text:s text:c="1"/></text:span><text:span text:style-name="a464" text:class-names="">tidak</text:span><text:span text:style-name="a465" text:class-names=""><text:s text:c="1"/>di<text:s text:c="1"/></text:span><text:span text:style-name="a466" text:class-names="">subsidi</text:span><text:span text:style-name="a467" text:class-names=""><text:s text:c="1"/></text:span><text:span text:style-name="a468" text:class-names="">bagian</text:span><text:span text:style-name="a469" text:class-names=""><text:s text:c="1"/>mana ?<text:s text:c="1"/></text:span><text:span text:style-name="a470" text:class-names="">Mengingat</text:span><text:span text:style-name="a471" text:class-names=""><text:s text:c="1"/></text:span><text:span text:style-name="a472" text:class-names="">dalam.PMK</text:span><text:span text:style-name="a473" text:class-names=""><text:s text:c="1"/>116<text:s text:c="1"/></text:span><text:span text:style-name="a474" text:class-names="">Subsidi</text:span><text:span text:style-name="a475" text:class-names=""><text:s text:c="1"/>di<text:s text:c="1"/></text:span><text:span text:style-name="a476" text:class-names="">peruntukkan</text:span><text:span text:style-name="a477" text:class-names=""><text:s text:c="1"/></text:span><text:span text:style-name="a478" text:class-names="">bagi</text:span><text:span text:style-name="a479" text:class-names=""><text:s text:c="1"/></text:span><text:span text:style-name="a480" text:class-names="">konsumen</text:span><text:span text:style-name="a481" text:class-names=""><text:s text:c="1"/></text:span><text:span text:style-name="a482" text:class-names="">pengguna</text:span><text:span text:style-name="a483" text:class-names=""><text:s text:c="1"/></text:span><text:span text:style-name="a484" text:class-names="">lpg</text:span><text:span text:style-name="a485" text:class-names=""><text:s text:c="1"/>3 kg. PPN<text:s text:c="1"/></text:span><text:span text:style-name="a486" text:class-names="">apalagi</text:span><text:span text:style-name="a487" text:class-names=""><text:s text:c="1"/></text:span><text:span text:style-name="a488" text:class-names="">yg</text:span><text:span text:style-name="a489" text:class-names=""><text:s text:c="1"/></text:span><text:span text:style-name="a490" text:class-names="">harus</text:span><text:span text:style-name="a491" text:class-names=""><text:s text:c="1"/></text:span><text:span text:style-name="a492" text:class-names="">masyarakat</text:span><text:span text:style-name="a493" text:class-names=""><text:s text:c="1"/></text:span><text:span text:style-name="a494" text:class-names="">bayar</text:span><text:span text:style-name="a495" text:class-names=""><text:s text:c="1"/>?</text:span></text:p>
              </text:list-item>
            </text:list>
            <text:list text:style-name="a564">
              <text:list-item>
                <text:p text:style-name="a563" text:class-names="" text:cond-style-name=""><text:span text:style-name="a498" text:class-names="">DPP PPN<text:s text:c="1"/></text:span><text:span text:style-name="a499" text:class-names="">lpg</text:span><text:span text:style-name="a500" text:class-names=""><text:s text:c="1"/>3 kg<text:s text:c="1"/></text:span><text:span text:style-name="a501" text:class-names="">dalam</text:span><text:span text:style-name="a502" text:class-names=""><text:s text:c="1"/></text:span><text:span text:style-name="a503" text:class-names="">perpres</text:span><text:span text:style-name="a504" text:class-names=""><text:s text:c="1"/>104 2007<text:s text:c="1"/></text:span><text:span text:style-name="a505" text:class-names="">adalah</text:span><text:span text:style-name="a506" text:class-names=""><text:s text:c="1"/></text:span><text:span text:style-name="a507" text:class-names="">harga</text:span><text:span text:style-name="a508" text:class-names=""><text:s text:c="1"/></text:span><text:span text:style-name="a509" text:class-names="">jual</text:span><text:span text:style-name="a510" text:class-names=""><text:s text:c="1"/></text:span><text:span text:style-name="a511" text:class-names="">eceran</text:span><text:span text:style-name="a512" text:class-names=""><text:s text:c="1"/>dan<text:s text:c="1"/></text:span><text:span text:style-name="a513" text:class-names="">harga</text:span><text:span text:style-name="a514" text:class-names=""><text:s text:c="1"/></text:span><text:span text:style-name="a515" text:class-names="">patokan</text:span><text:span text:style-name="a516" text:class-names=""><text:s text:c="1"/>...<text:s text:c="1"/></text:span><text:span text:style-name="a517" text:class-names="">kenapa</text:span><text:span text:style-name="a518" text:class-names=""><text:s text:c="1"/></text:span><text:span text:style-name="a519" text:class-names="">dalam</text:span><text:span text:style-name="a520" text:class-names=""><text:s text:c="1"/></text:span><text:span text:style-name="a521" text:class-names="">pmk</text:span><text:span text:style-name="a522" text:class-names=""><text:s text:c="1"/>220<text:s text:c="1"/></text:span><text:span text:style-name="a523" text:class-names="">tdk</text:span><text:span text:style-name="a524" text:class-names=""><text:s text:c="1"/></text:span><text:span text:style-name="a525" text:class-names="">disebutkan</text:span><text:span text:style-name="a526" text:class-names=""><text:s text:c="1"/></text:span><text:span text:style-name="a527" text:class-names="">harga</text:span><text:span text:style-name="a528" text:class-names=""><text:s text:c="1"/></text:span><text:span text:style-name="a529" text:class-names="">patokan</text:span><text:span text:style-name="a530" text:class-names="">.<text:s text:c="1"/></text:span><text:span text:style-name="a531" text:class-names="">sedangkan</text:span><text:span text:style-name="a532" text:class-names=""><text:s text:c="1"/></text:span><text:span text:style-name="a533" text:class-names="">diketahui</text:span><text:span text:style-name="a534" text:class-names=""><text:s text:c="1"/>PPN<text:s text:c="1"/></text:span><text:span text:style-name="a535" text:class-names="">lpg</text:span><text:span text:style-name="a536" text:class-names=""><text:s text:c="1"/>3 kg<text:s text:c="1"/></text:span><text:span text:style-name="a537" text:class-names="">sudah</text:span><text:span text:style-name="a538" text:class-names=""><text:s text:c="1"/></text:span><text:span text:style-name="a539" text:class-names="">dipungut</text:span><text:span text:style-name="a540" text:class-names=""><text:s text:c="1"/></text:span><text:span text:style-name="a541" text:class-names="">ppn</text:span><text:span text:style-name="a542" text:class-names=""><text:s text:c="1"/>Rp. <text:s text:c="1"/>2.778 .<text:s text:c="1"/></text:span><text:span text:style-name="a543" text:class-names="">ini</text:span><text:span text:style-name="a544" text:class-names=""><text:s text:c="1"/></text:span><text:span text:style-name="a545" text:class-names="">melekat</text:span><text:span text:style-name="a546" text:class-names=""><text:s text:c="1"/>dan<text:s text:c="1"/></text:span><text:span text:style-name="a547" text:class-names="">dijamin</text:span><text:span text:style-name="a548" text:class-names=""><text:s text:c="1"/></text:span><text:span text:style-name="a549" text:class-names="">pemerintah</text:span><text:span text:style-name="a550" text:class-names=""><text:s text:c="1"/></text:span><text:span text:style-name="a551" text:class-names="">melalui</text:span><text:span text:style-name="a552" text:class-names=""><text:s text:c="1"/></text:span><text:span text:style-name="a553" text:class-names="">pemungutan</text:span><text:span text:style-name="a554" text:class-names=""><text:s text:c="1"/></text:span><text:span text:style-name="a555" text:class-names="">ppn</text:span><text:span text:style-name="a556" text:class-names=""><text:s text:c="1"/></text:span><text:span text:style-name="a557" text:class-names="">atas</text:span><text:span text:style-name="a558" text:class-names=""><text:s text:c="1"/>BKP<text:s text:c="1"/></text:span><text:span text:style-name="a559" text:class-names="">milik</text:span><text:span text:style-name="a560" text:class-names=""><text:s text:c="1"/></text:span><text:span text:style-name="a561" text:class-names="">pemerintah</text:span><text:span text:style-name="a562" text:class-names="">.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3" draw:style-name="a572" draw:master-page-name="Master1-Layout2-obj-Title-and-Content" presentation:presentation-page-layout-name="Master1-PPL2" draw:id="Slide-258">
        <draw:frame draw:id="id69" presentation:style-name="a576" draw:name="Title 1" svg:x="0.71875in" svg:y="0.5463in" svg:width="11.78125in" svg:height="1.81343in" presentation:class="title" presentation:placeholder="false">
          <draw:text-box>
            <text:p text:style-name="a575" text:class-names="" text:cond-style-name=""><text:span text:style-name="a573" text:class-names="">Pertanyaan</text:span><text:span text:style-name="a574" text:class-names=""><text:s text:c="1"/>2</text:span></text:p>
          </draw:text-box>
          <svg:title/>
          <svg:desc/>
        </draw:frame>
        <draw:frame draw:id="id70" presentation:style-name="a577" draw:name="Content Placeholder 2" svg:x="0.74in" svg:y="2.2in" svg:width="11.76042in" svg:height="4.1187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6in" svg:y="0.84259in" svg:width="11.79167in" svg:height="3.66667in"/>
      <presentation:placeholder presentation:object="subtitle" svg:x="0.73in" svg:y="4.6007in" svg:width="10.09208in" svg:height="1.8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2" style:display-name="Title and Content">
      <presentation:placeholder presentation:object="title" svg:x="0.71875in" svg:y="0.5463in" svg:width="11.78125in" svg:height="1.81343in"/>
      <presentation:placeholder presentation:object="object" svg:x="0.74in" svg:y="2.2in" svg:width="11.76042in" svg:height="4.1187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3" style:display-name="Section Header">
      <presentation:placeholder presentation:object="title" svg:x="0.66in" svg:y="0.83926in" svg:width="11.79in" svg:height="3.67in"/>
      <presentation:placeholder presentation:object="outline" svg:x="0.73in" svg:y="4.59778in" svg:width="10.09in" svg:height="1.8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4" style:display-name="Two Content">
      <presentation:placeholder presentation:object="title" svg:x="0.71875in" svg:y="0.5463in" svg:width="11.78125in" svg:height="1.81343in"/>
      <presentation:placeholder presentation:object="object" svg:x="0.74in" svg:y="2.18519in" svg:width="5.1in" svg:height="4.12in"/>
      <presentation:placeholder presentation:object="object" svg:x="6.57407in" svg:y="2.18519in" svg:width="5.1in" svg:height="4.12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5" style:display-name="Comparison">
      <presentation:placeholder presentation:object="title" svg:x="0.71875in" svg:y="0.5463in" svg:width="11.78125in" svg:height="1.81343in"/>
      <presentation:placeholder presentation:object="outline" svg:x="0.74in" svg:y="2.23148in" svg:width="5.1in" svg:height="0.79112in"/>
      <presentation:placeholder presentation:object="object" svg:x="0.74in" svg:y="3.01081in" svg:width="5.1in" svg:height="3.5in"/>
      <presentation:placeholder presentation:object="outline" svg:x="6.57in" svg:y="2.22926in" svg:width="5.1in" svg:height="0.79in"/>
      <presentation:placeholder presentation:object="object" svg:x="6.57in" svg:y="3.00852in" svg:width="5.1in" svg:height="3.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6" style:display-name="Title Only">
      <presentation:placeholder presentation:object="title" svg:x="0.71875in" svg:y="0.5463in" svg:width="11.78125in" svg:height="1.81343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7" style:display-name="Blank"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8" style:display-name="Content with Caption">
      <presentation:placeholder presentation:object="title" svg:x="9.03478in" svg:y="0.59305in" svg:width="3.7in" svg:height="2.1in"/>
      <presentation:placeholder presentation:object="object" svg:x="0.83333in" svg:y="0.83333in" svg:width="6.66667in" svg:height="5in"/>
      <presentation:placeholder presentation:object="outline" svg:x="9.05072in" svg:y="2.74695in" svg:width="3.71667in" svg:height="3.41971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9" style:display-name="Picture with Caption">
      <presentation:placeholder presentation:object="title" svg:x="0.71in" svg:y="5.92593in" svg:width="11.79in" svg:height="0.67069in"/>
      <presentation:placeholder presentation:object="graphic" svg:x="0in" svg:y="0in" svg:width="13.33333in" svg:height="5.83in"/>
      <presentation:placeholder presentation:object="outline" svg:x="0.74in" svg:y="6.46296in" svg:width="10.09333in" svg:height="0.58333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10" style:display-name="Title and Vertical Text">
      <presentation:placeholder presentation:object="title" svg:x="0.71875in" svg:y="0.5463in" svg:width="11.78125in" svg:height="1.81343in"/>
      <presentation:placeholder presentation:object="outline" svg:x="0.74in" svg:y="2.2in" svg:width="11.76042in" svg:height="4.1187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11" style:display-name="Vertical Title and Text">
      <presentation:placeholder presentation:object="title" svg:x="9.5625in" svg:y="0.76042in" svg:width="2.875in" svg:height="5.25in"/>
      <presentation:placeholder presentation:object="outline" svg:x="0.84375in" svg:y="0.78125in" svg:width="8.45833in" svg:height="5.9062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default-style style:family="graphic">
      <style:graphic-properties draw:fill="solid" draw:fill-color="#50b4c8" draw:opacity="100%" draw:stroke="solid" svg:stroke-width="0.01389in" svg:stroke-color="#38839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>
      <style:graphic-properties draw:fill="solid" draw:fill-color="#50b4c8" draw:opacity="100%" draw:stroke="non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50b4c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">
      <style:graphic-properties draw:fill="solid" draw:fill-color="#50b4c8" draw:opacity="100%" draw:stroke="non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50b4c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8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solid" draw:fill-color="#b9e1e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4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tropolitan" style:page-layout-name="pageLayout1" draw:style-name="a0">
      <draw:frame draw:id="id0" presentation:style-name="a4" draw:name="Title Placeholder 1" svg:x="0.71875in" svg:y="0.5463in" svg:width="11.78125in" svg:height="1.8134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74in" svg:y="2.2in" svg:width="11.76042in" svg:height="4.118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75in" svg:y="7.01274in" svg:width="4.5in" svg:height="0.25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Wed 07.04.21</text:date></text:span><text:span text:style-name="a24" text:class-names=""/></text:p>
        </draw:text-box>
        <svg:title/>
        <svg:desc/>
      </draw:frame>
      <draw:frame draw:id="id3" presentation:style-name="a29" draw:name="Footer Placeholder 4" svg:x="0.75in" svg:y="7.1683in" svg:width="5.5in" svg:height="0.2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58435in" svg:y="6.42652in" svg:width="3.2in" svg:height="1.52782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custom-shape svg:x="0in" svg:y="0in" svg:width="13.33333in" svg:height="7.5in" draw:id="id5" draw:style-name="a35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39" draw:name="Title 1" svg:x="0.66in" svg:y="0.84259in" svg:width="11.79167in" svg:height="3.66667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0.73in" svg:y="4.6007in" svg:width="10.09208in" svg:height="1.8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name="Date Placeholder 6" svg:x="0.75in" svg:y="7.01274in" svg:width="4.5in" svg:height="0.25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>Wed 07.04.21</text:date></text:span><text:span text:style-name="a46" text:class-names=""/></text:p>
        </draw:text-box>
        <svg:title/>
        <svg:desc/>
      </draw:frame>
      <draw:frame draw:id="id9" presentation:style-name="a51" draw:name="Footer Placeholder 7" svg:x="0.75in" svg:y="7.1683in" svg:width="5.5in" svg:height="0.25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8" svg:x="9.58435in" svg:y="6.42652in" svg:width="3.2in" svg:height="1.52782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>‹#›</text:page-number></text:span><text:span text:style-name="a53" text:class-names=""/></text:p>
        </draw:text-box>
        <svg:title/>
        <svg:desc/>
      </draw:frame>
    </style:master-page>
    <style:master-page style:name="Master1-Layout2-obj-Title-and-Content" style:page-layout-name="pageLayout1" draw:style-name="a56">
      <draw:frame draw:id="id11" presentation:style-name="a60" draw:name="Title 1" svg:x="0.71875in" svg:y="0.5463in" svg:width="11.78125in" svg:height="1.81343in" presentation:class="title" presentation:placeholder="false">
        <draw:text-box>
          <text:p text:style-name="a59" text:class-names="" text:cond-style-name=""><text:span text:style-name="a57" text:class-names="">Click to edit Master title style</text:span><text:span text:style-name="a58" text:class-names=""/></text:p>
        </draw:text-box>
        <svg:title/>
        <svg:desc/>
      </draw:frame>
      <draw:frame draw:id="id12" presentation:style-name="a77" draw:name="Content Placeholder 2" svg:x="0.74in" svg:y="2.2in" svg:width="11.76042in" svg:height="4.11875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ck to edit Master text styles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Second level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Fifth level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82" draw:name="Date Placeholder 3" svg:x="0.75in" svg:y="7.01274in" svg:width="4.5in" svg:height="0.25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Wed 07.04.21</text:date></text:span><text:span text:style-name="a80" text:class-names=""/></text:p>
        </draw:text-box>
        <svg:title/>
        <svg:desc/>
      </draw:frame>
      <draw:frame draw:id="id14" presentation:style-name="a85" draw:name="Footer Placeholder 4" svg:x="0.75in" svg:y="7.1683in" svg:width="5.5in" svg:height="0.2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Slide Number Placeholder 5" svg:x="9.58435in" svg:y="6.42652in" svg:width="3.2in" svg:height="1.52782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#›</text:page-number></text:span><text:span text:style-name="a87" text:class-names=""/></text:p>
        </draw:text-box>
        <svg:title/>
        <svg:desc/>
      </draw:frame>
    </style:master-page>
    <style:master-page style:name="Master1-Layout3-secHead-Section-Header" style:page-layout-name="pageLayout1" draw:style-name="a90">
      <draw:frame draw:id="id16" presentation:style-name="a94" draw:name="Title 1" svg:x="0.66in" svg:y="0.83926in" svg:width="11.79in" svg:height="3.67in" presentation:class="title" presentation:placeholder="false">
        <draw:text-box>
          <text:p text:style-name="a93" text:class-names="" text:cond-style-name=""><text:span text:style-name="a91" text:class-names="">Click to edit Master title style</text:span><text:span text:style-name="a92" text:class-names=""/></text:p>
        </draw:text-box>
        <svg:title/>
        <svg:desc/>
      </draw:frame>
      <draw:frame draw:id="id17" presentation:style-name="a98" draw:name="Text Placeholder 2" svg:x="0.73in" svg:y="4.59778in" svg:width="10.09in" svg:height="1.8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ck to edit Master text styles</text:span></text:p>
            </text:list-item>
          </text:list>
        </draw:text-box>
        <svg:title/>
        <svg:desc/>
      </draw:frame>
      <draw:frame draw:id="id18" presentation:style-name="a103" draw:name="Date Placeholder 3" svg:x="0.75in" svg:y="7.01274in" svg:width="4.5in" svg:height="0.25in" presentation:class="date-time" presentation:placeholder="false">
        <draw:text-box>
          <text:p text:style-name="a102" text:class-names="" text:cond-style-name=""><text:span text:style-name="a99" text:class-names=""><text:date text:fixed="false" style:data-style-name="a100">Wed 07.04.21</text:date></text:span><text:span text:style-name="a101" text:class-names=""/></text:p>
        </draw:text-box>
        <svg:title/>
        <svg:desc/>
      </draw:frame>
      <draw:frame draw:id="id19" presentation:style-name="a106" draw:name="Footer Placeholder 4" svg:x="0.75in" svg:y="7.1683in" svg:width="5.5in" svg:height="0.25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Slide Number Placeholder 5" svg:x="9.58435in" svg:y="6.42652in" svg:width="3.2in" svg:height="1.52782in" presentation:class="page-number" presentation:placeholder="false">
        <draw:text-box>
          <text:p text:style-name="a109" text:class-names="" text:cond-style-name=""><text:span text:style-name="a107" text:class-names=""><text:page-number style:num-format="1" text:fixed="false">‹#›</text:page-number></text:span><text:span text:style-name="a108" text:class-names=""/></text:p>
        </draw:text-box>
        <svg:title/>
        <svg:desc/>
      </draw:frame>
    </style:master-page>
    <style:master-page style:name="Master1-Layout4-twoObj-Two-Content" style:page-layout-name="pageLayout1" draw:style-name="a111">
      <draw:frame draw:id="id21" presentation:style-name="a115" draw:name="Title 1" svg:x="0.71875in" svg:y="0.5463in" svg:width="11.78125in" svg:height="1.81343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22" presentation:style-name="a132" draw:name="Content Placeholder 2" svg:x="0.74in" svg:y="2.18519in" svg:width="5.1in" svg:height="4.12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ifth le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Content Placeholder 3" svg:x="6.57407in" svg:y="2.18519in" svg:width="5.1in" svg:height="4.12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Fifth level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4" draw:name="Date Placeholder 4" svg:x="0.75in" svg:y="7.01274in" svg:width="4.5in" svg:height="0.25in" presentation:class="date-time" presentation:placeholder="false">
        <draw:text-box>
          <text:p text:style-name="a153" text:class-names="" text:cond-style-name=""><text:span text:style-name="a150" text:class-names=""><text:date text:fixed="false" style:data-style-name="a151">Wed 07.04.21</text:date></text:span><text:span text:style-name="a152" text:class-names=""/></text:p>
        </draw:text-box>
        <svg:title/>
        <svg:desc/>
      </draw:frame>
      <draw:frame draw:id="id25" presentation:style-name="a157" draw:name="Footer Placeholder 5" svg:x="0.75in" svg:y="7.1683in" svg:width="5.5in" svg:height="0.25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6" presentation:style-name="a161" draw:name="Slide Number Placeholder 6" svg:x="9.58435in" svg:y="6.42652in" svg:width="3.2in" svg:height="1.52782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#›</text:page-number></text:span><text:span text:style-name="a159" text:class-names=""/></text:p>
        </draw:text-box>
        <svg:title/>
        <svg:desc/>
      </draw:frame>
    </style:master-page>
    <style:master-page style:name="Master1-Layout5-twoTxTwoObj-Comparison" style:page-layout-name="pageLayout1" draw:style-name="a162">
      <draw:frame draw:id="id27" presentation:style-name="a166" draw:name="Title 9" svg:x="0.71875in" svg:y="0.5463in" svg:width="11.78125in" svg:height="1.81343in" presentation:class="title" presentation:placeholder="false">
        <draw:text-box>
          <text:p text:style-name="a165" text:class-names="" text:cond-style-name=""><text:span text:style-name="a163" text:class-names="">Click to edit Master title style</text:span><text:span text:style-name="a164" text:class-names=""/></text:p>
        </draw:text-box>
        <svg:title/>
        <svg:desc/>
      </draw:frame>
      <draw:frame draw:id="id28" presentation:style-name="a170" draw:name="Text Placeholder 2" svg:x="0.74in" svg:y="2.23148in" svg:width="5.1in" svg:height="0.79112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</draw:text-box>
        <svg:title/>
        <svg:desc/>
      </draw:frame>
      <draw:frame draw:id="id29" presentation:style-name="a187" draw:name="Content Placeholder 3" svg:x="0.74in" svg:y="3.01081in" svg:width="5.1in" svg:height="3.5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91" draw:name="Text Placeholder 4" svg:x="6.57in" svg:y="2.22926in" svg:width="5.1in" svg:height="0.79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</draw:text-box>
        <svg:title/>
        <svg:desc/>
      </draw:frame>
      <draw:frame draw:id="id31" presentation:style-name="a208" draw:name="Content Placeholder 5" svg:x="6.57in" svg:y="3.00852in" svg:width="5.1in" svg:height="3.5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13" draw:name="Date Placeholder 6" svg:x="0.75in" svg:y="7.01274in" svg:width="4.5in" svg:height="0.25in" presentation:class="date-time" presentation:placeholder="false">
        <draw:text-box>
          <text:p text:style-name="a212" text:class-names="" text:cond-style-name=""><text:span text:style-name="a209" text:class-names=""><text:date text:fixed="false" style:data-style-name="a210">Wed 07.04.21</text:date></text:span><text:span text:style-name="a211" text:class-names=""/></text:p>
        </draw:text-box>
        <svg:title/>
        <svg:desc/>
      </draw:frame>
      <draw:frame draw:id="id33" presentation:style-name="a216" draw:name="Footer Placeholder 7" svg:x="0.75in" svg:y="7.1683in" svg:width="5.5in" svg:height="0.25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4" presentation:style-name="a220" draw:name="Slide Number Placeholder 8" svg:x="9.58435in" svg:y="6.42652in" svg:width="3.2in" svg:height="1.52782in" presentation:class="page-number" presentation:placeholder="false">
        <draw:text-box>
          <text:p text:style-name="a219" text:class-names="" text:cond-style-name=""><text:span text:style-name="a217" text:class-names=""><text:page-number style:num-format="1" text:fixed="false">‹#›</text:page-number></text:span><text:span text:style-name="a218" text:class-names=""/></text:p>
        </draw:text-box>
        <svg:title/>
        <svg:desc/>
      </draw:frame>
    </style:master-page>
    <style:master-page style:name="Master1-Layout6-titleOnly-Title-Only" style:page-layout-name="pageLayout1" draw:style-name="a221">
      <draw:frame draw:id="id35" presentation:style-name="a225" draw:name="Title 5" svg:x="0.71875in" svg:y="0.5463in" svg:width="11.78125in" svg:height="1.81343in" presentation:class="title" presentation:placeholder="false">
        <draw:text-box>
          <text:p text:style-name="a224" text:class-names="" text:cond-style-name=""><text:span text:style-name="a222" text:class-names="">Click to edit Master title style</text:span><text:span text:style-name="a223" text:class-names=""/></text:p>
        </draw:text-box>
        <svg:title/>
        <svg:desc/>
      </draw:frame>
      <draw:frame draw:id="id36" presentation:style-name="a230" draw:name="Date Placeholder 2" svg:x="0.75in" svg:y="7.01274in" svg:width="4.5in" svg:height="0.25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Wed 07.04.21</text:date></text:span><text:span text:style-name="a228" text:class-names=""/></text:p>
        </draw:text-box>
        <svg:title/>
        <svg:desc/>
      </draw:frame>
      <draw:frame draw:id="id37" presentation:style-name="a233" draw:name="Footer Placeholder 3" svg:x="0.75in" svg:y="7.1683in" svg:width="5.5in" svg:height="0.25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38" presentation:style-name="a237" draw:name="Slide Number Placeholder 4" svg:x="9.58435in" svg:y="6.42652in" svg:width="3.2in" svg:height="1.52782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>‹#›</text:page-number></text:span><text:span text:style-name="a235" text:class-names=""/></text:p>
        </draw:text-box>
        <svg:title/>
        <svg:desc/>
      </draw:frame>
    </style:master-page>
    <style:master-page style:name="Master1-Layout7-blank-Blank" style:page-layout-name="pageLayout1" draw:style-name="a238">
      <draw:frame draw:id="id39" presentation:style-name="a243" draw:name="Date Placeholder 1" svg:x="0.75in" svg:y="7.01274in" svg:width="4.5in" svg:height="0.25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Wed 07.04.21</text:date></text:span><text:span text:style-name="a241" text:class-names=""/></text:p>
        </draw:text-box>
        <svg:title/>
        <svg:desc/>
      </draw:frame>
      <draw:frame draw:id="id40" presentation:style-name="a246" draw:name="Footer Placeholder 2" svg:x="0.75in" svg:y="7.1683in" svg:width="5.5in" svg:height="0.25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1" presentation:style-name="a250" draw:name="Slide Number Placeholder 3" svg:x="9.58435in" svg:y="6.42652in" svg:width="3.2in" svg:height="1.52782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1">
      <draw:custom-shape svg:x="8.33333in" svg:y="0in" svg:width="5in" svg:height="7.5in" draw:id="id42" draw:style-name="a25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56" draw:name="Title 8" svg:x="9.03478in" svg:y="0.59305in" svg:width="3.7in" svg:height="2.1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44" presentation:style-name="a273" draw:name="Content Placeholder 2" svg:x="0.83333in" svg:y="0.83333in" svg:width="6.66667in" svg:height="5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7" draw:name="Text Placeholder 3" svg:x="9.05072in" svg:y="2.74695in" svg:width="3.71667in" svg:height="3.41971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46" presentation:style-name="a282" draw:name="Date Placeholder 4" svg:x="0.75in" svg:y="7.01274in" svg:width="4.5in" svg:height="0.25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Wed 07.04.21</text:date></text:span><text:span text:style-name="a280" text:class-names=""/></text:p>
        </draw:text-box>
        <svg:title/>
        <svg:desc/>
      </draw:frame>
      <draw:frame draw:id="id47" presentation:style-name="a285" draw:name="Footer Placeholder 5" svg:x="0.75in" svg:y="7.1683in" svg:width="5.5in" svg:height="0.25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48" presentation:style-name="a289" draw:name="Slide Number Placeholder 6" svg:x="9.58435in" svg:y="6.42652in" svg:width="3.2in" svg:height="1.52782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0">
      <draw:frame draw:id="id49" presentation:style-name="a294" draw:name="Title 1" svg:x="0.71in" svg:y="5.92593in" svg:width="11.79in" svg:height="0.67069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0" presentation:style-name="a298" draw:name="Picture Placeholder 2" svg:x="0in" svg:y="0in" svg:width="13.33333in" svg:height="5.83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51" presentation:style-name="a302" draw:name="Text Placeholder 3" svg:x="0.74in" svg:y="6.46296in" svg:width="10.09333in" svg:height="0.58333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52" presentation:style-name="a307" draw:name="Date Placeholder 11" svg:x="0.75in" svg:y="7.01274in" svg:width="4.5in" svg:height="0.25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>Wed 07.04.21</text:date></text:span><text:span text:style-name="a305" text:class-names=""/></text:p>
        </draw:text-box>
        <svg:title/>
        <svg:desc/>
      </draw:frame>
      <draw:frame draw:id="id53" presentation:style-name="a310" draw:name="Footer Placeholder 12" svg:x="0.75in" svg:y="7.1683in" svg:width="5.5in" svg:height="0.25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4" presentation:style-name="a314" draw:name="Slide Number Placeholder 13" svg:x="9.58435in" svg:y="6.42652in" svg:width="3.2in" svg:height="1.52782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>‹#›</text:page-number></text:span><text:span text:style-name="a31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5">
      <draw:frame draw:id="id55" presentation:style-name="a319" draw:name="Title 1" svg:x="0.71875in" svg:y="0.5463in" svg:width="11.78125in" svg:height="1.81343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56" presentation:style-name="a336" draw:name="Vertical Text Placeholder 2" svg:x="0.74in" svg:y="2.2in" svg:width="11.76042in" svg:height="4.11875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ifth le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1" draw:name="Date Placeholder 3" svg:x="0.75in" svg:y="7.01274in" svg:width="4.5in" svg:height="0.25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>Wed 07.04.21</text:date></text:span><text:span text:style-name="a339" text:class-names=""/></text:p>
        </draw:text-box>
        <svg:title/>
        <svg:desc/>
      </draw:frame>
      <draw:frame draw:id="id58" presentation:style-name="a344" draw:name="Footer Placeholder 4" svg:x="0.75in" svg:y="7.1683in" svg:width="5.5in" svg:height="0.25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9" presentation:style-name="a348" draw:name="Slide Number Placeholder 5" svg:x="9.58435in" svg:y="6.42652in" svg:width="3.2in" svg:height="1.52782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9">
      <draw:frame draw:id="id60" presentation:style-name="a353" draw:name="Vertical Title 1" svg:x="9.5625in" svg:y="0.76042in" svg:width="2.875in" svg:height="5.25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61" presentation:style-name="a370" draw:name="Vertical Text Placeholder 2" svg:x="0.84375in" svg:y="0.78125in" svg:width="8.45833in" svg:height="5.9062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5" draw:name="Date Placeholder 3" svg:x="0.75in" svg:y="7.01274in" svg:width="4.5in" svg:height="0.25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Wed 07.04.21</text:date></text:span><text:span text:style-name="a373" text:class-names=""/></text:p>
        </draw:text-box>
        <svg:title/>
        <svg:desc/>
      </draw:frame>
      <draw:frame draw:id="id63" presentation:style-name="a378" draw:name="Footer Placeholder 4" svg:x="0.75in" svg:y="7.1683in" svg:width="5.5in" svg:height="0.25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4" presentation:style-name="a382" draw:name="Slide Number Placeholder 5" svg:x="9.58435in" svg:y="6.42652in" svg:width="3.2in" svg:height="1.52782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dhea farizka</meta:initial-creator>
    <dc:creator>dhea farizka</dc:creator>
    <meta:creation-date>2021-04-07T02:52:55Z</meta:creation-date>
    <dc:date>2022-04-06T06:31:55Z</dc:date>
    <meta:template xlink:href="TM03457491%5b%5bfn=Metropolitan%5d%5d" xlink:type="simple"/>
    <meta:editing-cycles>2</meta:editing-cycles>
    <meta:editing-duration>PT4548S</meta:editing-duration>
    <meta:document-statistic meta:paragraph-count="8" meta:word-count="148"/>
  </office:meta>
</office:document-meta>
</file>